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704" officeooo:paragraph-rsid="0011a704"/>
    </style:style>
    <style:style style:name="P2" style:family="paragraph" style:parent-style-name="Standard">
      <style:text-properties officeooo:rsid="0011a704" officeooo:paragraph-rsid="001330a1"/>
    </style:style>
    <style:style style:name="P3" style:family="paragraph" style:parent-style-name="Standard">
      <style:text-properties officeooo:paragraph-rsid="0011a704"/>
    </style:style>
    <style:style style:name="P4" style:family="paragraph" style:parent-style-name="Standard">
      <style:text-properties officeooo:rsid="001f662c" officeooo:paragraph-rsid="0011a704"/>
    </style:style>
    <style:style style:name="P5" style:family="paragraph" style:parent-style-name="Standard">
      <style:text-properties officeooo:paragraph-rsid="001330a1"/>
    </style:style>
    <style:style style:name="P6" style:family="paragraph" style:parent-style-name="Standard">
      <style:text-properties officeooo:rsid="001330a1" officeooo:paragraph-rsid="001330a1"/>
    </style:style>
    <style:style style:name="T1" style:family="text">
      <style:text-properties officeooo:rsid="0011a7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a70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a704" style:font-weight-asian="normal" style:font-weight-complex="normal"/>
    </style:style>
    <style:style style:name="T6" style:family="text">
      <style:text-properties fo:font-weight="normal" officeooo:rsid="001f662c" style:font-weight-asian="normal" style:font-weight-complex="normal"/>
    </style:style>
    <style:style style:name="T7" style:family="text">
      <style:text-properties fo:font-weight="normal" officeooo:rsid="001330a1" style:font-weight-asian="normal" style:font-weight-complex="normal"/>
    </style:style>
    <style:style style:name="T8" style:family="text">
      <style:text-properties officeooo:rsid="001f66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édure stockée 1</text:p>
      <text:p text:style-name="P1"/>
      <text:p text:style-name="P6">Mode sql</text:p>
      <text:p text:style-name="P6"/>
      <text:p text:style-name="P1">CREATE DEFINER = `admin`@`localhost`</text:p>
      <text:p text:style-name="P5"><text:span text:style-name="T1">PROCEDURE </text:span><text:span text:style-name="T3">`</text:span><text:span text:style-name="Strong_20_Emphasis"><text:span text:style-name="T7">Moyenne_des_distance_regate_pour_un_challenge</text:span></text:span><text:span text:style-name="Strong_20_Emphasis"><text:span text:style-name="T5">` (IN id_challenge INT)</text:span></text:span></text:p>
      <text:p text:style-name="P3"><text:span text:style-name="Strong_20_Emphasis"><text:span text:style-name="T5">BEGIN</text:span></text:span></text:p>
      <text:p text:style-name="P3"><text:span text:style-name="Strong_20_Emphasis"><text:span text:style-name="T6">SELECT c.nom AS CHALLENGE, AVG(r.distance) AS MOYENNEDISTANCECOURU</text:span></text:span></text:p>
      <text:p text:style-name="P4">FROM `challenge` c</text:p>
      <text:p text:style-name="P4">INNER JOIN `regatte` r</text:p>
      <text:p text:style-name="P4">ON c.id= r.id_challenge</text:p>
      <text:p text:style-name="P3"><text:span text:style-name="Strong_20_Emphasis"><text:span text:style-name="T6">GROUP BY c.nom</text:span></text:span></text:p>
      <text:p text:style-name="P3"><text:span text:style-name="Strong_20_Emphasis"><text:span text:style-name="T5">END</text:span></text:span></text:p>
      <text:p text:style-name="P3"><text:span text:style-name="Strong_20_Emphasis"><text:span text:style-name="T5"/></text:span></text:p>
      <text:p text:style-name="P5"><text:span text:style-name="Strong_20_Emphasis"><text:span text:style-name="T7">call Moyenne_des_distance_regate_pour_un_challenge(1)</text:span></text:span></text:p>
      <text:p text:style-name="P5"><text:span text:style-name="Strong_20_Emphasis"><text:span text:style-name="T7"/></text:span></text:p>
      <text:p text:style-name="P5"><text:span text:style-name="Strong_20_Emphasis"><text:span text:style-name="T7"/></text:span></text:p>
      <text:p text:style-name="P5"><text:span text:style-name="Strong_20_Emphasis"><text:span text:style-name="T7">mode generation</text:span></text:span></text:p>
      <text:p text:style-name="P5"><text:span text:style-name="Strong_20_Emphasis"><text:span text:style-name="T7"/></text:span></text:p>
      <text:p text:style-name="P5"><text:span text:style-name="Strong_20_Emphasis"><text:span text:style-name="T7">DELIMITER $$</text:span></text:span></text:p>
      <text:p text:style-name="P5"><text:span text:style-name="Strong_20_Emphasis"><text:span text:style-name="T7">CREATE DEFINER=`admin`@`localhost` PROCEDURE `Moyenne_des_distance_regate_pour_un_challenge`(IN `id_challenge` INT)</text:span></text:span></text:p>
      <text:p text:style-name="P5"><text:span text:style-name="Strong_20_Emphasis"><text:span text:style-name="T7"><text:s text:c="4"/>NO SQL</text:span></text:span></text:p>
      <text:p text:style-name="P5"><text:span text:style-name="Strong_20_Emphasis"><text:span text:style-name="T7">SELECT c.nom AS CHALLENGE, AVG(r.distance) AS MOYENNEDISTANCECOURU</text:span></text:span></text:p>
      <text:p text:style-name="P5"><text:span text:style-name="Strong_20_Emphasis"><text:span text:style-name="T7">FROM `challenge` c</text:span></text:span></text:p>
      <text:p text:style-name="P5"><text:span text:style-name="Strong_20_Emphasis"><text:span text:style-name="T7">INNER JOIN `regatte` r</text:span></text:span></text:p>
      <text:p text:style-name="P5"><text:span text:style-name="Strong_20_Emphasis"><text:span text:style-name="T7">ON c.id= r.id_challenge</text:span></text:span></text:p>
      <text:p text:style-name="P5"><text:span text:style-name="Strong_20_Emphasis"><text:span text:style-name="T7">GROUP BY c.nom$$</text:span></text:span></text:p>
      <text:p text:style-name="P5"><text:span text:style-name="Strong_20_Emphasis"><text:span text:style-name="T7">DELIMITER ;</text:span></text:span></text:p>
      <text:p text:style-name="P5"><text:span text:style-name="Strong_20_Emphasis"><text:span text:style-name="T7"/></text:span></text:p>
      <text:p text:style-name="P5"><text:span text:style-name="Strong_20_Emphasis"><text:span text:style-name="T7"/></text:span></text:p>
      <text:p text:style-name="P2"><text:span text:style-name="Strong_20_Emphasis"><text:span text:style-name="T5">Procédure stockée </text:span></text:span><text:span text:style-name="Strong_20_Emphasis"><text:span text:style-name="T7">2</text:span></text:span></text:p>
      <text:p text:style-name="P5"><text:span text:style-name="Strong_20_Emphasis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23:23:48.043832922</meta:creation-date>
    <dc:date>2017-11-01T23:36:18.086953278</dc:date>
    <meta:editing-duration>PT12M29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23" meta:word-count="75" meta:character-count="673" meta:non-whitespace-character-count="617"/>
  </office:meta>
</office:document-meta>
</file>